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6cm" fo:min-width="0.35cm"/>
    </style:style>
    <style:style style:name="gr2" style:family="graphic" style:parent-style-name="standard">
      <style:graphic-properties draw:textarea-horizontal-align="justify" draw:textarea-vertical-align="middle" draw:auto-grow-height="false" fo:min-height="0.676cm" fo:min-width="1.724cm"/>
    </style:style>
    <style:style style:name="gr3" style:family="graphic" style:parent-style-name="standard">
      <style:graphic-properties draw:textarea-vertical-align="middle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146cm" fo:min-width="2.093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2.085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1.048cm" fo:min-width="1.724cm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0.6cm" fo:min-width="0.35cm"/>
    </style:style>
    <style:style style:name="gr10" style:family="graphic" style:parent-style-name="standard">
      <style:graphic-properties draw:fill-color="#f10d0c" draw:textarea-horizontal-align="justify" draw:textarea-vertical-align="middle" draw:auto-grow-height="false" fo:min-height="0.676cm" fo:min-width="1.724cm"/>
    </style:style>
    <style:style style:name="gr11" style:family="graphic" style:parent-style-name="standard">
      <style:graphic-properties draw:fill-color="#f10d0c" draw:textarea-horizontal-align="justify" draw:textarea-vertical-align="middle" draw:auto-grow-height="false" fo:min-height="1.15cm" fo:min-width="2.085cm" fo:wrap-option="no-wrap"/>
    </style:style>
    <style:style style:name="gr12" style:family="graphic" style:parent-style-name="standard">
      <style:graphic-properties draw:textarea-horizontal-align="justify" draw:textarea-vertical-align="middle" draw:auto-grow-height="false" fo:min-height="0.676cm" fo:min-width="1.906cm"/>
    </style:style>
    <style:style style:name="gr13" style:family="graphic" style:parent-style-name="standard">
      <style:graphic-properties draw:fill-color="#069a2e" draw:textarea-horizontal-align="justify" draw:textarea-vertical-align="middle" draw:auto-grow-height="false" fo:min-height="0.676cm" fo:min-width="1.906cm"/>
    </style:style>
    <style:style style:name="gr14" style:family="graphic" style:parent-style-name="standard">
      <style:graphic-properties draw:fill-color="#3faf46" draw:textarea-horizontal-align="justify" draw:textarea-vertical-align="middle" draw:auto-grow-height="false" fo:min-height="0.6cm" fo:min-width="0.35cm"/>
    </style:style>
    <style:style style:name="gr15" style:family="graphic" style:parent-style-name="standard">
      <style:graphic-properties draw:fill-color="#3faf46" draw:textarea-horizontal-align="justify" draw:textarea-vertical-align="middle" draw:auto-grow-height="false" fo:min-height="1.15cm" fo:min-width="2.085cm" fo:wrap-option="no-wrap"/>
    </style:style>
    <style:style style:name="gr16" style:family="graphic" style:parent-style-name="standard">
      <style:graphic-properties draw:fill-color="#8d1d75" draw:textarea-horizontal-align="justify" draw:textarea-vertical-align="middle" draw:auto-grow-height="false" fo:min-height="1.048cm" fo:min-width="1.724cm"/>
    </style:style>
    <style:style style:name="gr17" style:family="graphic" style:parent-style-name="standard">
      <style:graphic-properties draw:fill-color="#8d1d75" draw:textarea-horizontal-align="justify" draw:textarea-vertical-align="middle" draw:auto-grow-height="false" fo:min-height="0.6cm" fo:min-width="0.35cm"/>
    </style:style>
    <style:style style:name="gr18" style:family="graphic" style:parent-style-name="standard">
      <style:graphic-properties draw:textarea-horizontal-align="justify" draw:textarea-vertical-align="middle" draw:auto-grow-height="false" fo:min-height="1.048cm" fo:min-width="2.094cm" fo:wrap-option="no-wrap"/>
    </style:style>
    <style:style style:name="gr19" style:family="graphic" style:parent-style-name="standard">
      <style:graphic-properties draw:textarea-horizontal-align="justify" draw:textarea-vertical-align="middle" draw:auto-grow-height="false" fo:min-height="1.95cm" fo:min-width="5.3cm"/>
    </style:style>
    <style:style style:name="gr20" style:family="graphic" style:parent-style-name="standard">
      <style:graphic-properties draw:fill-color="#ff0000" draw:textarea-horizontal-align="justify" draw:textarea-vertical-align="middle" draw:auto-grow-height="false" fo:min-height="1.75cm" fo:min-width="4.5cm"/>
    </style:style>
    <style:style style:name="gr21" style:family="graphic" style:parent-style-name="standard">
      <style:graphic-properties draw:textarea-horizontal-align="justify" draw:textarea-vertical-align="middle" draw:auto-grow-height="false" fo:min-height="1.75cm" fo:min-width="4.5cm"/>
    </style:style>
    <style:style style:name="pr1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10d0c"/>
      <style:paragraph-properties fo:text-align="center"/>
    </style:style>
    <style:style style:name="P6" style:family="paragraph">
      <loext:graphic-properties draw:fill-color="#069a2e"/>
      <style:paragraph-properties fo:text-align="center"/>
    </style:style>
    <style:style style:name="P7" style:family="paragraph">
      <loext:graphic-properties draw:fill-color="#3faf46"/>
      <style:paragraph-properties fo:text-align="center"/>
    </style:style>
    <style:style style:name="P8" style:family="paragraph">
      <loext:graphic-properties draw:fill-color="#8d1d75"/>
      <style:paragraph-properties fo:text-align="center"/>
    </style:style>
    <style:style style:name="P9" style:family="paragraph">
      <style:paragraph-properties fo:text-align="center"/>
      <style:text-properties fo:font-size="36pt" style:font-size-asian="36pt" style:font-size-complex="36pt"/>
    </style:style>
    <style:style style:name="P10" style:family="paragraph">
      <style:paragraph-properties fo:text-align="center"/>
      <style:text-properties fo:font-size="28pt" style:font-size-asian="28pt" style:font-size-complex="28pt"/>
    </style:style>
    <style:style style:name="P11" style:family="paragraph">
      <loext:graphic-properties draw:fill-color="#ff0000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1" draw:id="id1" draw:layer="layout" svg:width="1.2cm" svg:height="1.2cm" svg:x="12cm" svg:y="1cm">
          <text:p text:style-name="P1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4cm" svg:height="1cm" svg:x="14cm" svg:y="0.6cm">
          <text:p text:style-name="P1">master*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13.2cm" svg:y1="1.6cm" svg:x2="14cm" svg:y2="1.1cm" draw:start-shape="id1" draw:start-glue-point="10" draw:end-shape="id2" draw:end-glue-point="5" svg:d="M13200 1600h400v-500h400" svg:viewBox="0 0 801 501">
          <text:p/>
        </draw:connector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" draw:text-style-name="P1" draw:layer="layout" svg:width="1.2cm" svg:height="1.2cm" svg:x="12cm" svg:y="1cm">
          <text:p text:style-name="P1">a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2cm" svg:height="1.2cm" svg:x="12cm" svg:y="3.603cm">
          <text:p text:style-name="P1">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2.6cm" svg:y1="3.603cm" svg:x2="12.6cm" svg:y2="2.2cm">
          <text:p/>
        </draw:line>
        <draw:custom-shape draw:style-name="gr2" draw:text-style-name="P1" xml:id="id4" draw:id="id4" draw:layer="layout" svg:width="2.4cm" svg:height="1cm" svg:x="14cm" svg:y="3.4cm">
          <text:p text:style-name="P1">master*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13.2cm" svg:y1="4.203cm" svg:x2="14cm" svg:y2="3.9cm" draw:start-shape="id3" draw:start-glue-point="10" draw:end-shape="id4" draw:end-glue-point="5" svg:d="M13200 4203h400v-303h400" svg:viewBox="0 0 801 304">
          <text:p/>
        </draw:connector>
        <draw:custom-shape draw:style-name="gr6" draw:text-style-name="P1" draw:layer="layout" svg:width="2.585cm" svg:height="1.4cm" draw:transform="skewX (-0.00506145483078356) rotate (0.00506145483078356) translate (9.01cm 2.2cm)">
          <text:p text:style-name="P1">Erstes </text:p>
          <text:p text:style-name="P1">commit</text:p>
          <draw:enhanced-geometry svg:viewBox="0 0 21600 21600" draw:mirror-horizontal="true" draw:text-areas="800 800 20800 20800" draw:type="round-rectangular-callout" draw:modifiers="-3098.83990719258 26919.05781584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2" draw:text-style-name="P1" xml:id="id6" draw:id="id6" draw:layer="layout" svg:width="2.4cm" svg:height="1cm" svg:x="14cm" svg:y="6cm">
          <text:p text:style-name="P1">master*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13.2cm" svg:y1="6.8cm" svg:x2="14cm" svg:y2="6.5cm" draw:start-shape="id5" draw:start-glue-point="10" draw:end-shape="id6" draw:end-glue-point="5" svg:d="M13200 6800h400v-300h400" svg:viewBox="0 0 801 301">
          <text:p/>
        </draw:connector>
        <draw:custom-shape draw:style-name="gr1" draw:text-style-name="P1" xml:id="id5" draw:id="id5" draw:layer="layout" svg:width="1.2cm" svg:height="1.2cm" svg:x="12cm" svg:y="6.2cm">
          <text:p text:style-name="P1">a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2.001cm" svg:y="1.001cm">
          <text:p text:style-name="P1">a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2.001cm" svg:y="3.604cm">
          <text:p text:style-name="P1">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2.601cm" svg:y1="3.604cm" svg:x2="12.601cm" svg:y2="2.201cm">
          <text:p/>
        </draw:line>
        <draw:custom-shape draw:style-name="gr7" draw:text-style-name="P1" draw:layer="layout" svg:width="2.585cm" svg:height="1.4cm" draw:transform="skewX (-0.00506145483078356) rotate (0.00506145483078356) translate (9.011cm 2.201cm)">
          <text:p text:style-name="P1">erstes </text:p>
          <text:p text:style-name="P1">commit</text:p>
          <draw:enhanced-geometry svg:viewBox="0 0 21600 21600" draw:mirror-horizontal="true" draw:text-areas="800 800 20800 20800" draw:type="round-rectangular-callout" draw:modifiers="-3098.83990719258 26919.05781584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2.585cm" svg:height="1.4cm" draw:transform="skewX (-0.00506145483078356) rotate (0.00506145483078356) translate (9.01cm 4.8cm)">
          <text:p text:style-name="P1">zweites </text:p>
          <text:p text:style-name="P1">commit</text:p>
          <draw:enhanced-geometry svg:viewBox="0 0 21600 21600" draw:mirror-horizontal="true" draw:text-areas="800 800 20800 20800" draw:type="round-rectangular-callout" draw:modifiers="-3098.83990719258 26919.05781584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" draw:text-style-name="P3" draw:layer="layout" svg:x1="12.6cm" svg:y1="6.2cm" svg:x2="12.6cm" svg:y2="4.804cm">
          <text:p/>
        </draw:lin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custom-shape draw:style-name="gr8" draw:text-style-name="P1" xml:id="id8" draw:id="id8" draw:layer="layout" svg:width="2.4cm" svg:height="1.4cm" svg:x="14.001cm" svg:y="5.8cm">
          <text:p text:style-name="P1">master*</text:p>
          <text:p text:style-name="P1">versuch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13.2cm" svg:y1="6.801cm" svg:x2="14.001cm" svg:y2="6.5cm" draw:start-shape="id7" draw:start-glue-point="10" draw:end-shape="id8" draw:end-glue-point="5" svg:d="M13200 6801h401v-301h400" svg:viewBox="0 0 802 302">
          <text:p/>
        </draw:connector>
        <draw:custom-shape draw:style-name="gr1" draw:text-style-name="P1" xml:id="id7" draw:id="id7" draw:layer="layout" svg:width="1.2cm" svg:height="1.2cm" svg:x="12cm" svg:y="6.201cm">
          <text:p text:style-name="P1">a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2.002cm" svg:y="1.002cm">
          <text:p text:style-name="P1">a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2.002cm" svg:y="3.605cm">
          <text:p text:style-name="P1">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2.602cm" svg:y1="3.605cm" svg:x2="12.602cm" svg:y2="2.202cm">
          <text:p/>
        </draw:line>
        <draw:custom-shape draw:style-name="gr7" draw:text-style-name="P1" draw:layer="layout" svg:width="2.585cm" svg:height="1.4cm" draw:transform="skewX (-0.00506145483078356) rotate (0.00506145483078356) translate (9.012cm 2.202cm)">
          <text:p text:style-name="P1">erstes </text:p>
          <text:p text:style-name="P1">commit</text:p>
          <draw:enhanced-geometry svg:viewBox="0 0 21600 21600" draw:mirror-horizontal="true" draw:text-areas="800 800 20800 20800" draw:type="round-rectangular-callout" draw:modifiers="-3098.83990719258 26919.05781584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2.585cm" svg:height="1.4cm" draw:transform="skewX (-0.00506145483078356) rotate (0.00506145483078356) translate (9.011cm 4.801cm)">
          <text:p text:style-name="P1">zweites </text:p>
          <text:p text:style-name="P1">commit</text:p>
          <draw:enhanced-geometry svg:viewBox="0 0 21600 21600" draw:mirror-horizontal="true" draw:text-areas="800 800 20800 20800" draw:type="round-rectangular-callout" draw:modifiers="-3098.83990719258 26919.05781584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" draw:text-style-name="P3" draw:layer="layout" svg:x1="12.601cm" svg:y1="6.201cm" svg:x2="12.601cm" svg:y2="4.805cm">
          <text:p/>
        </draw:lin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custom-shape draw:style-name="gr2" draw:text-style-name="P1" xml:id="id10" draw:id="id10" draw:layer="layout" svg:width="2.4cm" svg:height="1cm" svg:x="14.001cm" svg:y="6.001cm">
          <text:p text:style-name="P1">versuch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13.201cm" svg:y1="6.801cm" svg:x2="14.001cm" svg:y2="6.501cm" draw:start-shape="id9" draw:start-glue-point="10" draw:end-shape="id10" draw:end-glue-point="5" svg:d="M13201 6801h400v-300h400" svg:viewBox="0 0 801 301">
          <text:p/>
        </draw:connector>
        <draw:custom-shape draw:style-name="gr1" draw:text-style-name="P1" xml:id="id9" draw:id="id9" draw:layer="layout" svg:width="1.2cm" svg:height="1.2cm" svg:x="12.001cm" svg:y="6.201cm">
          <text:p text:style-name="P1">a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2.002cm" svg:y="1.002cm">
          <text:p text:style-name="P1">a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2.002cm" svg:y="3.605cm">
          <text:p text:style-name="P1">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2.602cm" svg:y1="3.605cm" svg:x2="12.602cm" svg:y2="2.202cm">
          <text:p/>
        </draw:line>
        <draw:custom-shape draw:style-name="gr7" draw:text-style-name="P1" draw:layer="layout" svg:width="2.585cm" svg:height="1.4cm" draw:transform="skewX (-0.00506145483078356) rotate (0.00506145483078356) translate (9.012cm 2.202cm)">
          <text:p text:style-name="P1">erstes </text:p>
          <text:p text:style-name="P1">commit</text:p>
          <draw:enhanced-geometry svg:viewBox="0 0 21600 21600" draw:mirror-horizontal="true" draw:text-areas="800 800 20800 20800" draw:type="round-rectangular-callout" draw:modifiers="-3098.83990719258 26919.05781584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2.585cm" svg:height="1.4cm" draw:transform="skewX (-0.00506145483078356) rotate (0.00506145483078356) translate (9.011cm 4.801cm)">
          <text:p text:style-name="P1">zweites </text:p>
          <text:p text:style-name="P1">commit</text:p>
          <draw:enhanced-geometry svg:viewBox="0 0 21600 21600" draw:mirror-horizontal="true" draw:text-areas="800 800 20800 20800" draw:type="round-rectangular-callout" draw:modifiers="-3098.83990719258 26919.05781584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" draw:text-style-name="P3" draw:layer="layout" svg:x1="12.601cm" svg:y1="6.201cm" svg:x2="12.601cm" svg:y2="4.805cm">
          <text:p/>
        </draw:line>
        <draw:custom-shape draw:style-name="gr9" draw:text-style-name="P4" xml:id="id11" draw:id="id11" draw:layer="layout" svg:width="1.2cm" svg:height="1.2cm" svg:x="12cm" svg:y="8.6cm">
          <text:p text:style-name="P1">a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2" draw:id="id12" draw:layer="layout" svg:width="2.4cm" svg:height="1cm" svg:x="14cm" svg:y="8.4cm">
          <text:p text:style-name="P1">master*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13.2cm" svg:y1="9.2cm" svg:x2="14cm" svg:y2="8.9cm" draw:start-shape="id11" draw:start-glue-point="10" draw:end-shape="id12" draw:end-glue-point="5" svg:d="M13200 9200h400v-300h400" svg:viewBox="0 0 801 301">
          <text:p/>
        </draw:connector>
        <draw:custom-shape draw:style-name="gr11" draw:text-style-name="P5" draw:layer="layout" svg:width="2.585cm" svg:height="1.4cm" draw:transform="skewX (-0.00506145483078356) rotate (0.00506145483078356) translate (8.995cm 7.4cm)">
          <text:p text:style-name="P1">drittes </text:p>
          <text:p text:style-name="P1">commit</text:p>
          <draw:enhanced-geometry svg:viewBox="0 0 21600 21600" draw:mirror-horizontal="true" draw:text-areas="800 800 20800 20800" draw:type="round-rectangular-callout" draw:modifiers="-3098.83990719258 26919.05781584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" draw:text-style-name="P3" draw:layer="layout" svg:x1="12.6cm" svg:y1="8.6cm" svg:x2="12.6cm" svg:y2="7.401cm">
          <text:p/>
        </draw:lin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custom-shape draw:style-name="gr12" draw:text-style-name="P1" xml:id="id14" draw:id="id14" draw:layer="layout" svg:width="2.598cm" svg:height="1cm" svg:x="14.002cm" svg:y="6.001cm">
          <text:p text:style-name="P1">versuch*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13.202cm" svg:y1="6.801cm" svg:x2="14.002cm" svg:y2="6.501cm" draw:start-shape="id13" draw:start-glue-point="10" draw:end-shape="id14" draw:end-glue-point="5" svg:d="M13202 6801h400v-300h400" svg:viewBox="0 0 801 301">
          <text:p/>
        </draw:connector>
        <draw:custom-shape draw:style-name="gr1" draw:text-style-name="P1" xml:id="id13" draw:id="id13" draw:layer="layout" svg:width="1.2cm" svg:height="1.2cm" svg:x="12.002cm" svg:y="6.201cm">
          <text:p text:style-name="P1">a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2.003cm" svg:y="1.002cm">
          <text:p text:style-name="P1">a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2.003cm" svg:y="3.605cm">
          <text:p text:style-name="P1">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2.603cm" svg:y1="3.605cm" svg:x2="12.603cm" svg:y2="2.202cm">
          <text:p/>
        </draw:line>
        <draw:custom-shape draw:style-name="gr7" draw:text-style-name="P1" draw:layer="layout" svg:width="2.585cm" svg:height="1.4cm" draw:transform="skewX (-0.00506145483078356) rotate (0.00506145483078356) translate (9.013cm 2.202cm)">
          <text:p text:style-name="P1">erstes </text:p>
          <text:p text:style-name="P1">commit</text:p>
          <draw:enhanced-geometry svg:viewBox="0 0 21600 21600" draw:mirror-horizontal="true" draw:text-areas="800 800 20800 20800" draw:type="round-rectangular-callout" draw:modifiers="-3098.83990719258 26919.05781584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2.585cm" svg:height="1.4cm" draw:transform="skewX (-0.00506145483078356) rotate (0.00506145483078356) translate (9.012cm 4.801cm)">
          <text:p text:style-name="P1">zweites </text:p>
          <text:p text:style-name="P1">commit</text:p>
          <draw:enhanced-geometry svg:viewBox="0 0 21600 21600" draw:mirror-horizontal="true" draw:text-areas="800 800 20800 20800" draw:type="round-rectangular-callout" draw:modifiers="-3098.83990719258 26919.05781584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" draw:text-style-name="P3" draw:layer="layout" svg:x1="12.602cm" svg:y1="6.201cm" svg:x2="12.602cm" svg:y2="4.805cm">
          <text:p/>
        </draw:line>
        <draw:custom-shape draw:style-name="gr9" draw:text-style-name="P4" xml:id="id15" draw:id="id15" draw:layer="layout" svg:width="1.2cm" svg:height="1.2cm" svg:x="12.001cm" svg:y="8.6cm">
          <text:p text:style-name="P1">a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6" draw:id="id16" draw:layer="layout" svg:width="2.4cm" svg:height="1cm" svg:x="14.001cm" svg:y="8.4cm">
          <text:p text:style-name="P1">mast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13.201cm" svg:y1="9.2cm" svg:x2="14.001cm" svg:y2="8.9cm" draw:start-shape="id15" draw:start-glue-point="10" draw:end-shape="id16" draw:end-glue-point="5" svg:d="M13201 9200h400v-300h400" svg:viewBox="0 0 801 301">
          <text:p/>
        </draw:connector>
        <draw:custom-shape draw:style-name="gr11" draw:text-style-name="P5" draw:layer="layout" svg:width="2.585cm" svg:height="1.4cm" draw:transform="skewX (-0.00506145483078356) rotate (0.00506145483078356) translate (8.996cm 7.4cm)">
          <text:p text:style-name="P1">drittes </text:p>
          <text:p text:style-name="P1">commit</text:p>
          <draw:enhanced-geometry svg:viewBox="0 0 21600 21600" draw:mirror-horizontal="true" draw:text-areas="800 800 20800 20800" draw:type="round-rectangular-callout" draw:modifiers="-3098.83990719258 26919.05781584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" draw:text-style-name="P3" draw:layer="layout" svg:x1="12.601cm" svg:y1="8.6cm" svg:x2="12.601cm" svg:y2="7.401cm">
          <text:p/>
        </draw:lin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custom-shape draw:style-name="gr13" draw:text-style-name="P6" xml:id="id20" draw:id="id20" draw:layer="layout" svg:width="2.598cm" svg:height="1cm" svg:x="18.002cm" svg:y="9.6cm">
          <text:p text:style-name="P1">versuch*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1.2cm" svg:height="1.2cm" svg:x="12.003cm" svg:y="6.201cm">
          <text:p text:style-name="P1">a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2.004cm" svg:y="1.002cm">
          <text:p text:style-name="P1">a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2.004cm" svg:y="3.605cm">
          <text:p text:style-name="P1">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2.604cm" svg:y1="3.605cm" svg:x2="12.604cm" svg:y2="2.202cm">
          <text:p/>
        </draw:line>
        <draw:custom-shape draw:style-name="gr7" draw:text-style-name="P1" draw:layer="layout" svg:width="2.585cm" svg:height="1.4cm" draw:transform="skewX (-0.00506145483078356) rotate (0.00506145483078356) translate (9.014cm 2.202cm)">
          <text:p text:style-name="P1">erstes </text:p>
          <text:p text:style-name="P1">commit</text:p>
          <draw:enhanced-geometry svg:viewBox="0 0 21600 21600" draw:mirror-horizontal="true" draw:text-areas="800 800 20800 20800" draw:type="round-rectangular-callout" draw:modifiers="-3098.83990719258 26919.05781584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2.585cm" svg:height="1.4cm" draw:transform="skewX (-0.00506145483078356) rotate (0.00506145483078356) translate (9.013cm 4.801cm)">
          <text:p text:style-name="P1">zweites </text:p>
          <text:p text:style-name="P1">commit</text:p>
          <draw:enhanced-geometry svg:viewBox="0 0 21600 21600" draw:mirror-horizontal="true" draw:text-areas="800 800 20800 20800" draw:type="round-rectangular-callout" draw:modifiers="-3098.83990719258 26919.05781584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" draw:text-style-name="P3" draw:layer="layout" svg:x1="12.603cm" svg:y1="6.201cm" svg:x2="12.603cm" svg:y2="4.805cm">
          <text:p/>
        </draw:line>
        <draw:custom-shape draw:style-name="gr9" draw:text-style-name="P4" xml:id="id17" draw:id="id17" draw:layer="layout" svg:width="1.2cm" svg:height="1.2cm" svg:x="7.8cm" svg:y="9.8cm">
          <text:p text:style-name="P1">a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8" draw:id="id18" draw:layer="layout" svg:width="2.4cm" svg:height="1cm" svg:x="9.8cm" svg:y="9.6cm">
          <text:p text:style-name="P1">mast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9cm" svg:y1="10.4cm" svg:x2="9.8cm" svg:y2="10.1cm" draw:start-shape="id17" draw:start-glue-point="10" draw:end-shape="id18" draw:end-glue-point="5" svg:d="M9000 10400h400v-300h400" svg:viewBox="0 0 801 301">
          <text:p/>
        </draw:connector>
        <draw:custom-shape draw:style-name="gr11" draw:text-style-name="P5" draw:layer="layout" svg:width="2.585cm" svg:height="1.4cm" draw:transform="skewX (-0.00506145483078356) rotate (0.00506145483078356) translate (4.795cm 8.213cm)">
          <text:p text:style-name="P1">drittes </text:p>
          <text:p text:style-name="P1">commit</text:p>
          <draw:enhanced-geometry svg:viewBox="0 0 21600 21600" draw:mirror-horizontal="true" draw:text-areas="800 800 20800 20800" draw:type="round-rectangular-callout" draw:modifiers="-3098.83990719258 26919.05781584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7" xml:id="id19" draw:id="id19" draw:layer="layout" svg:width="1.2cm" svg:height="1.2cm" svg:x="16.2cm" svg:y="9.8cm">
          <text:p text:style-name="P1">a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2.585cm" svg:height="1.4cm" draw:transform="skewX (-0.00506145483078356) rotate (0.00506145483078356) translate (12.595cm 8.8cm)">
          <text:p text:style-name="P1">viertes</text:p>
          <text:p text:style-name="P1">commit</text:p>
          <draw:enhanced-geometry svg:viewBox="0 0 21600 21600" draw:mirror-horizontal="true" draw:text-areas="800 800 20800 20800" draw:type="round-rectangular-callout" draw:modifiers="-7759.62877030162 25423.55460385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" draw:text-style-name="P3" draw:layer="layout" svg:x1="8.4cm" svg:y1="9.8cm" svg:x2="12.6cm" svg:y2="7.401cm">
          <text:p/>
        </draw:line>
        <draw:line draw:style-name="gr5" draw:text-style-name="P3" draw:layer="layout" svg:x1="16.8cm" svg:y1="9.8cm" svg:x2="12.6cm" svg:y2="7.401cm">
          <text:p/>
        </draw:line>
        <draw:connector draw:style-name="gr3" draw:text-style-name="P1" draw:layer="layout" svg:x1="17.4cm" svg:y1="10.4cm" svg:x2="18.002cm" svg:y2="10.1cm" draw:start-shape="id19" draw:start-glue-point="10" draw:end-shape="id20" draw:end-glue-point="5" svg:d="M17400 10400h301v-300h301" svg:viewBox="0 0 603 301">
          <text:p/>
        </draw:connector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custom-shape draw:style-name="gr1" draw:text-style-name="P1" draw:layer="layout" svg:width="1.2cm" svg:height="1.2cm" svg:x="12.003cm" svg:y="6.201cm">
          <text:p text:style-name="P1">a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2.004cm" svg:y="1.002cm">
          <text:p text:style-name="P1">a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2.004cm" svg:y="3.605cm">
          <text:p text:style-name="P1">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2.604cm" svg:y1="3.605cm" svg:x2="12.604cm" svg:y2="2.202cm">
          <text:p/>
        </draw:line>
        <draw:custom-shape draw:style-name="gr7" draw:text-style-name="P1" draw:layer="layout" svg:width="2.585cm" svg:height="1.4cm" draw:transform="skewX (-0.00506145483078356) rotate (0.00506145483078356) translate (9.014cm 2.202cm)">
          <text:p text:style-name="P1">erstes </text:p>
          <text:p text:style-name="P1">commit</text:p>
          <draw:enhanced-geometry svg:viewBox="0 0 21600 21600" draw:mirror-horizontal="true" draw:text-areas="800 800 20800 20800" draw:type="round-rectangular-callout" draw:modifiers="-3098.83990719258 26919.05781584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2.585cm" svg:height="1.4cm" draw:transform="skewX (-0.00506145483078356) rotate (0.00506145483078356) translate (9.013cm 4.801cm)">
          <text:p text:style-name="P1">zweites </text:p>
          <text:p text:style-name="P1">commit</text:p>
          <draw:enhanced-geometry svg:viewBox="0 0 21600 21600" draw:mirror-horizontal="true" draw:text-areas="800 800 20800 20800" draw:type="round-rectangular-callout" draw:modifiers="-3098.83990719258 26919.05781584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" draw:text-style-name="P3" draw:layer="layout" svg:x1="12.603cm" svg:y1="6.201cm" svg:x2="12.603cm" svg:y2="4.805cm">
          <text:p/>
        </draw:line>
        <draw:custom-shape draw:style-name="gr9" draw:text-style-name="P4" draw:layer="layout" svg:width="1.2cm" svg:height="1.2cm" svg:x="7.8cm" svg:y="9.8cm">
          <text:p text:style-name="P1">a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xml:id="id22" draw:id="id22" draw:layer="layout" svg:width="2.4cm" svg:height="1.4cm" svg:x="14.6cm" svg:y="12.2cm">
          <text:p text:style-name="P1">versuch</text:p>
          <text:p text:style-name="P1">master*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5" draw:layer="layout" svg:width="2.585cm" svg:height="1.4cm" draw:transform="skewX (-0.00506145483078356) rotate (0.00506145483078356) translate (4.795cm 8.213cm)">
          <text:p text:style-name="P1">drittes </text:p>
          <text:p text:style-name="P1">commit</text:p>
          <draw:enhanced-geometry svg:viewBox="0 0 21600 21600" draw:mirror-horizontal="true" draw:text-areas="800 800 20800 20800" draw:type="round-rectangular-callout" draw:modifiers="-3098.83990719258 26919.05781584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7" draw:layer="layout" svg:width="1.2cm" svg:height="1.2cm" svg:x="16.2cm" svg:y="9.8cm">
          <text:p text:style-name="P1">a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2.585cm" svg:height="1.4cm" draw:transform="skewX (-0.00506145483078356) rotate (0.00506145483078356) translate (12.595cm 8.8cm)">
          <text:p text:style-name="P1">viertes </text:p>
          <text:p text:style-name="P1">commit</text:p>
          <draw:enhanced-geometry svg:viewBox="0 0 21600 21600" draw:mirror-horizontal="true" draw:text-areas="800 800 20800 20800" draw:type="round-rectangular-callout" draw:modifiers="-7759.62877030162 25423.55460385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" draw:text-style-name="P3" draw:layer="layout" svg:x1="8.4cm" svg:y1="9.8cm" svg:x2="12.6cm" svg:y2="7.401cm">
          <text:p/>
        </draw:line>
        <draw:line draw:style-name="gr5" draw:text-style-name="P3" draw:layer="layout" svg:x1="16.8cm" svg:y1="9.8cm" svg:x2="12.6cm" svg:y2="7.401cm">
          <text:p/>
        </draw:line>
        <draw:custom-shape draw:style-name="gr17" draw:text-style-name="P8" xml:id="id21" draw:id="id21" draw:layer="layout" svg:width="1.2cm" svg:height="1.2cm" svg:x="12.8cm" svg:y="12.8cm">
          <text:p text:style-name="P1">a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cm" svg:y1="13.4cm" svg:x2="14.6cm" svg:y2="12.9cm" draw:start-shape="id21" draw:start-glue-point="10" draw:end-shape="id22" draw:end-glue-point="5" svg:d="M14000 13400h301v-500h299" svg:viewBox="0 0 601 501">
          <text:p/>
        </draw:connector>
        <draw:line draw:style-name="gr5" draw:text-style-name="P3" draw:layer="layout" svg:x1="13.4cm" svg:y1="12.8cm" svg:x2="8.4cm" svg:y2="11cm">
          <text:p/>
        </draw:line>
        <draw:line draw:style-name="gr5" draw:text-style-name="P3" draw:layer="layout" svg:x1="13.4cm" svg:y1="12.8cm" svg:x2="16.8cm" svg:y2="11cm">
          <text:p/>
        </draw:lin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custom-shape draw:style-name="gr1" draw:text-style-name="P1" draw:layer="layout" svg:width="1.2cm" svg:height="1.2cm" svg:x="12.004cm" svg:y="6.202cm">
          <text:p text:style-name="P1">a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2.005cm" svg:y="1.003cm">
          <text:p text:style-name="P1">a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2.005cm" svg:y="3.606cm">
          <text:p text:style-name="P1">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2.605cm" svg:y1="3.606cm" svg:x2="12.605cm" svg:y2="2.203cm">
          <text:p/>
        </draw:line>
        <draw:custom-shape draw:style-name="gr7" draw:text-style-name="P1" draw:layer="layout" svg:width="2.585cm" svg:height="1.4cm" draw:transform="skewX (-0.00506145483078356) rotate (0.00506145483078356) translate (9.015cm 2.203cm)">
          <text:p text:style-name="P1">erstes </text:p>
          <text:p text:style-name="P1">commit</text:p>
          <draw:enhanced-geometry svg:viewBox="0 0 21600 21600" draw:mirror-horizontal="true" draw:text-areas="800 800 20800 20800" draw:type="round-rectangular-callout" draw:modifiers="-3098.83990719258 26919.05781584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2.585cm" svg:height="1.4cm" draw:transform="skewX (-0.00506145483078356) rotate (0.00506145483078356) translate (9.014cm 4.802cm)">
          <text:p text:style-name="P1">zweites </text:p>
          <text:p text:style-name="P1">commit</text:p>
          <draw:enhanced-geometry svg:viewBox="0 0 21600 21600" draw:mirror-horizontal="true" draw:text-areas="800 800 20800 20800" draw:type="round-rectangular-callout" draw:modifiers="-3098.83990719258 26919.05781584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" draw:text-style-name="P3" draw:layer="layout" svg:x1="12.604cm" svg:y1="6.202cm" svg:x2="12.604cm" svg:y2="4.806cm">
          <text:p/>
        </draw:line>
        <draw:custom-shape draw:style-name="gr9" draw:text-style-name="P4" draw:layer="layout" svg:width="1.2cm" svg:height="1.2cm" svg:x="7.801cm" svg:y="9.801cm">
          <text:p text:style-name="P1">a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xml:id="id24" draw:id="id24" draw:layer="layout" svg:width="2.4cm" svg:height="1.4cm" svg:x="14.601cm" svg:y="12.201cm">
          <text:p text:style-name="P1">versuch</text:p>
          <text:p text:style-name="P1">mast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5" draw:layer="layout" svg:width="2.585cm" svg:height="1.4cm" draw:transform="skewX (-0.00506145483078356) rotate (0.00506145483078356) translate (4.796cm 8.214cm)">
          <text:p text:style-name="P1">drittes </text:p>
          <text:p text:style-name="P1">commit</text:p>
          <draw:enhanced-geometry svg:viewBox="0 0 21600 21600" draw:mirror-horizontal="true" draw:text-areas="800 800 20800 20800" draw:type="round-rectangular-callout" draw:modifiers="-3098.83990719258 26919.05781584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7" draw:layer="layout" svg:width="1.2cm" svg:height="1.2cm" svg:x="16.201cm" svg:y="9.801cm">
          <text:p text:style-name="P1">a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2.585cm" svg:height="1.4cm" draw:transform="skewX (-0.00506145483078356) rotate (0.00506145483078356) translate (12.596cm 8.801cm)">
          <text:p text:style-name="P1">viertes </text:p>
          <text:p text:style-name="P1">commit</text:p>
          <draw:enhanced-geometry svg:viewBox="0 0 21600 21600" draw:mirror-horizontal="true" draw:text-areas="800 800 20800 20800" draw:type="round-rectangular-callout" draw:modifiers="-7759.62877030162 25423.55460385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" draw:text-style-name="P3" draw:layer="layout" svg:x1="8.401cm" svg:y1="9.801cm" svg:x2="12.601cm" svg:y2="7.402cm">
          <text:p/>
        </draw:line>
        <draw:line draw:style-name="gr5" draw:text-style-name="P3" draw:layer="layout" svg:x1="16.801cm" svg:y1="9.801cm" svg:x2="12.601cm" svg:y2="7.402cm">
          <text:p/>
        </draw:line>
        <draw:custom-shape draw:style-name="gr17" draw:text-style-name="P8" xml:id="id23" draw:id="id23" draw:layer="layout" svg:width="1.2cm" svg:height="1.2cm" svg:x="12.801cm" svg:y="12.801cm">
          <text:p text:style-name="P1">a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001cm" svg:y1="13.401cm" svg:x2="14.601cm" svg:y2="12.901cm" draw:start-shape="id23" draw:start-glue-point="10" draw:end-shape="id24" draw:end-glue-point="5" svg:d="M14001 13401h300v-500h300" svg:viewBox="0 0 601 501">
          <text:p/>
        </draw:connector>
        <draw:line draw:style-name="gr5" draw:text-style-name="P3" draw:layer="layout" svg:x1="13.401cm" svg:y1="12.801cm" svg:x2="8.401cm" svg:y2="11.001cm">
          <text:p/>
        </draw:line>
        <draw:line draw:style-name="gr5" draw:text-style-name="P3" draw:layer="layout" svg:x1="13.401cm" svg:y1="12.801cm" svg:x2="16.801cm" svg:y2="11.001cm">
          <text:p/>
        </draw:line>
        <draw:custom-shape draw:style-name="gr18" draw:text-style-name="P1" draw:layer="layout" svg:width="2.8cm" svg:height="1.4cm" svg:x="13.6cm" svg:y="2.2cm">
          <text:p text:style-name="P1">HEAD*</text:p>
          <draw:enhanced-geometry svg:viewBox="0 0 21600 21600" draw:text-areas="800 800 20800 20800" draw:type="round-rectangular-callout" draw:modifiers="-1866.19064619779 29092.93361884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custom-shape draw:style-name="gr19" draw:text-style-name="P9" draw:layer="layout" svg:width="5.8cm" svg:height="2.2cm" svg:x="2.2cm" svg:y="1.8cm">
          <text:p text:style-name="P1"><text:span text:style-name="T1">V</text:span><text:span text:style-name="T1">e</text:span><text:span text:style-name="T1">r</text:span><text:span text:style-name="T1">s</text:span><text:span text:style-name="T1">i</text:span><text:span text:style-name="T1">o</text:span><text:span text:style-name="T1">n</text:span><text:span text:style-name="T1"> 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5.8cm" svg:height="2.2cm" svg:x="10.6cm" svg:y="1.8cm">
          <text:p text:style-name="P1"><text:span text:style-name="T1">Version 2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5.8cm" svg:height="2.2cm" svg:x="18.6cm" svg:y="1.8cm">
          <text:p text:style-name="P1"><text:span text:style-name="T1">Version 3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5cm" svg:height="2cm" svg:x="2.568cm" svg:y="5.842cm">
          <text:p text:style-name="P10"><text:span text:style-name="T2">File A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5cm" svg:height="2cm" svg:x="2.6cm" svg:y="9cm">
          <text:p text:style-name="P10"><text:span text:style-name="T2">File B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5cm" svg:height="2cm" svg:x="2.642cm" svg:y="12.232cm">
          <text:p text:style-name="P10"><text:span text:style-name="T2">File C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5cm" svg:height="2cm" svg:x="10.6cm" svg:y="5.8cm">
          <text:p text:style-name="P10"><text:span text:style-name="T2">File A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5cm" svg:height="2cm" svg:x="10.6cm" svg:y="9cm">
          <text:p text:style-name="P10"><text:span text:style-name="T2">File B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5cm" svg:height="2cm" svg:x="10.6cm" svg:y="12.2cm">
          <text:p text:style-name="P10"><text:span text:style-name="T2">File C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5cm" svg:height="2cm" svg:x="19.4cm" svg:y="6cm">
          <text:p text:style-name="P10"><text:span text:style-name="T2">File A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5cm" svg:height="2cm" svg:x="19.4cm" svg:y="9.2cm">
          <text:p text:style-name="P10"><text:span text:style-name="T2">File B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5cm" svg:height="2cm" svg:x="19.4cm" svg:y="12.2cm">
          <text:p text:style-name="P10"><text:span text:style-name="T2">File 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15:57:01.871546356</meta:creation-date>
    <dc:date>2019-06-16T16:37:47.857755632</dc:date>
    <meta:editing-duration>PT36M44S</meta:editing-duration>
    <meta:editing-cycles>9</meta:editing-cycles>
    <meta:generator>LibreOffice/6.2.4.2$Linux_X86_64 LibreOffice_project/20$Build-2</meta:generator>
    <meta:document-statistic meta:object-count="162"/>
  </office:meta>
</office:document-meta>
</file>